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f8fe" officeooo:paragraph-rsid="000af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8:57:16.321412270</meta:creation-date>
    <dc:date>2020-07-23T18:57:50.351246250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7.3$Linux_X86_64 LibreOffice_project/00m0$Build-3</meta:generator>
  </office:meta>
</office:document-meta>
</file>